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5cm" fo:min-width="5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1.2cm"/>
    </style:style>
    <style:style style:name="gr6" style:family="graphic" style:parent-style-name="objectwithoutfill">
      <style:graphic-properties draw:stroke="dash" draw:stroke-dash="Fine_20_Dashed" svg:stroke-color="#ed1c24" draw:fill="none" draw:textarea-vertical-align="middle"/>
    </style:style>
    <style:style style:name="gr7" style:family="graphic" style:parent-style-name="standard">
      <style:graphic-properties draw:fill-color="#bce4e5" draw:textarea-horizontal-align="justify" draw:textarea-vertical-align="middle" draw:auto-grow-height="false" fo:min-height="0.35cm" fo:min-width="0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11" style:family="graphic" style:parent-style-name="objectwithoutfill">
      <style:graphic-properties draw:marker-end="Short_20_line_20_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text-properties fo:font-size="10pt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paragraph-properties fo:text-align="center"/>
      <style:text-properties fo:font-size="10pt"/>
    </style:style>
    <style:style style:name="P9" style:family="paragraph">
      <loext:graphic-properties draw:fill-color="#fff200"/>
      <style:paragraph-properties fo:text-align="center"/>
      <style:text-properties fo:font-size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bce4e5"/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font-size="8pt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8cm" svg:height="3.2cm" svg:x="8cm" svg:y="3.9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8cm" svg:y1="3.9cm" svg:x2="8.8cm" svg:y2="2.4cm">
          <text:p/>
        </draw:line>
        <draw:custom-shape draw:style-name="gr3" draw:text-style-name="P3" draw:layer="layout" svg:width="0.4cm" svg:height="0.4cm" svg:x="8.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487cm" svg:height="0.645cm" svg:x="7.1cm" svg:y="1.255cm">
          <draw:text-box>
            <text:p text:style-name="P4">IObjectRegistration</text:p>
          </draw:text-box>
        </draw:frame>
        <draw:line draw:style-name="gr2" draw:text-style-name="P2" draw:layer="layout" svg:x1="13.001cm" svg:y1="3.901cm" svg:x2="13.001cm" svg:y2="2.401cm">
          <text:p/>
        </draw:line>
        <draw:custom-shape draw:style-name="gr3" draw:text-style-name="P3" draw:layer="layout" svg:width="0.4cm" svg:height="0.4cm" svg:x="12.8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54cm" svg:height="0.645cm" svg:x="11.601cm" svg:y="1.256cm">
          <draw:text-box>
            <text:p text:style-name="P4">IObjectAccess</text:p>
          </draw:text-box>
        </draw:frame>
        <draw:frame draw:style-name="gr4" draw:text-style-name="P7" draw:layer="layout" svg:width="3.732cm" svg:height="0.725cm" svg:x="9cm" svg:y="3.875cm">
          <draw:text-box>
            <text:p text:style-name="P6">Object Dictionary</text:p>
          </draw:text-box>
        </draw:frame>
        <draw:custom-shape draw:style-name="gr5" draw:text-style-name="P9" draw:layer="layout" svg:width="1.7cm" svg:height="0.6cm" svg:x="10.1cm" svg:y="5cm">
          <text:p text:style-name="P8">RWLock</text:p>
          <draw:enhanced-geometry svg:viewBox="0 0 21600 21600" draw:type="rectangle" draw:enhanced-path="M 0 0 L 21600 0 21600 21600 0 21600 0 0 Z N"/>
        </draw:custom-shape>
        <draw:path draw:style-name="gr6" draw:text-style-name="P2" draw:layer="layout" svg:width="1.399cm" svg:height="1.299cm" draw:transform="rotate (-1.5707963267949) translate (10.1cm 3.9cm)" svg:viewBox="0 0 1400 1300" svg:d="M0 1300c1400 0 1400-1300 1400-1300">
          <text:p/>
        </draw:path>
        <draw:custom-shape draw:style-name="gr7" draw:text-style-name="P11" draw:layer="layout" svg:width="0.9cm" svg:height="0.6cm" svg:x="11.3cm" svg:y="6cm">
          <text:p text:style-name="P10"><text:span text:style-name="T1">Obj</text:span></text:p>
          <draw:enhanced-geometry svg:viewBox="0 0 21600 21600" draw:type="rectangle" draw:enhanced-path="M 0 0 L 21600 0 21600 21600 0 21600 0 0 Z N"/>
        </draw:custom-shape>
        <draw:path draw:style-name="gr6" draw:text-style-name="P2" draw:layer="layout" svg:width="1.399cm" svg:height="1.199cm" draw:transform="rotate (-1.5707963267949) translate (13cm 3.9cm)" svg:viewBox="0 0 1400 1200" svg:d="M0 0c1300 0 1400 1200 1400 1200">
          <text:p/>
        </draw:path>
        <draw:frame draw:style-name="gr8" draw:text-style-name="P13" draw:layer="layout" svg:width="5.436cm" svg:height="1.3cm" svg:x="3.564cm" svg:y="2.5cm">
          <draw:text-box>
            <text:p text:style-name="P12">Each method call acquires a write-lock</text:p>
            <text:p text:style-name="P12">(lock for object dictionary modification) for the duration of the call.</text:p>
          </draw:text-box>
        </draw:frame>
        <draw:frame draw:style-name="gr9" draw:text-style-name="P13" draw:layer="layout" svg:width="5.336cm" svg:height="1.205cm" svg:x="12.864cm" svg:y="2.513cm">
          <draw:text-box>
            <text:p text:style-name="P12">Each method call acquires a read-lock</text:p>
            <text:p text:style-name="P12">(lock for object access) for the duration of the call.</text:p>
          </draw:text-box>
        </draw:frame>
        <draw:custom-shape draw:style-name="gr7" draw:text-style-name="P11" draw:layer="layout" svg:width="0.9cm" svg:height="0.6cm" svg:x="10.1cm" svg:y="6.3cm">
          <text:p text:style-name="P10"><text:span text:style-name="T1">Obj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3cm" svg:height="0.8cm" svg:x="16.2cm" svg:y="4.6cm">
          <text:p text:style-name="P14">ObjectPtr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6.2cm" svg:y1="5.2cm" svg:x2="12.2cm" svg:y2="6.3cm">
          <text:p/>
        </draw:line>
        <draw:line draw:style-name="gr6" draw:text-style-name="P2" draw:layer="layout" svg:x1="16.2cm" svg:y1="4.9cm" svg:x2="11.8cm" svg:y2="5.4cm">
          <text:p/>
        </draw:line>
        <draw:frame draw:style-name="gr12" draw:text-style-name="P13" draw:layer="layout" svg:width="1.836cm" svg:height="0.887cm" svg:x="14.164cm" svg:y="4.1cm">
          <draw:text-box>
            <text:p text:style-name="P12">Holds a read-lock.</text:p>
          </draw:text-box>
        </draw:frame>
        <draw:custom-shape draw:style-name="gr10" draw:text-style-name="P14" draw:layer="layout" svg:width="2.3cm" svg:height="0.8cm" svg:x="17cm" svg:y="6.1cm">
          <text:p text:style-name="P14">ObjectPtr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.8cm" svg:height="0.887cm" svg:x="14.4cm" svg:y="6cm">
          <draw:text-box>
            <text:p text:style-name="P12">Points to nothing and holds no lock.</text:p>
          </draw:text-box>
        </draw:frame>
        <draw:frame draw:style-name="gr4" draw:text-style-name="P16" draw:layer="layout" svg:width="3.728cm" svg:height="0.489cm" svg:x="15.7cm" svg:y="6.911cm">
          <draw:text-box>
            <text:p text:style-name="P15">cood/ObjectDictionaryLocking.od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22:36:04.410723492</meta:creation-date>
    <dc:date>2018-10-06T23:01:10.197054398</dc:date>
    <meta:editing-duration>PT13M24S</meta:editing-duration>
    <meta:editing-cycles>3</meta:editing-cycles>
    <meta:generator>LibreOffice/6.0.5.2$Linux_X86_64 LibreOffice_project/00m0$Build-2</meta:generator>
    <meta:document-statistic meta:object-count="22"/>
  </office:meta>
</office:document-meta>
</file>